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text-transform="upperca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ANIFESTO DEL BUON RIPARATORE</text:h>
      <text:p text:style-name="Standard"/>
      <text:p text:style-name="Standard"/>
      <text:p text:style-name="P1"><text:span text:style-name="T1">1. Se è rotto, aggiustalo!</text:span> Perché risolvere i problemi pratici di ogni giorno è la <text:s/>forma di creatività più bella che ci sia.</text:p>
      <text:p text:style-name="P1"/>
      <text:p text:style-name="P1"><text:span text:style-name="T1">2. Se non è rotto, miglioralo.</text:span> Una piccola modifica intelligente può migliorare il funzionamento di qualcosa per diversi anni .</text:p>
      <text:p text:style-name="P1"/>
      <text:p text:style-name="P1"><text:span text:style-name="T1">3. Prolunga la vita dei tuoi oggetti.</text:span> Se raddoppiamo la vita delle nostre cose, dimezziamo quello che va in discarica.</text:p>
      <text:p text:style-name="P1"/>
      <text:p text:style-name="P1"><text:span text:style-name="T1">4. Riparare significa libertà e indipendenza.</text:span> Come riparatore, non hai bisogno di preoccuparti dei danni causati dall’usura. Niente rimane nuovo, allora dimentica la perfezione.</text:p>
      <text:p text:style-name="P1"/>
      <text:p text:style-name="P1"><text:span text:style-name="T1">5. Resisti alle mode e agli aggiornamenti inutili.</text:span> Alimentano la nostra cultura dell’usa e getta.</text:p>
      <text:p text:style-name="P1"/>
      <text:p text:style-name="P1"><text:span text:style-name="T1">6. Non lasciare che le aziende ti trattino come un consumatore passivo.</text:span> Ogni volta che spendiamo dei soldi, votiamo per il tipo di prodotti che vogliamo abbiano successo. Acquista prodotti che possono essere riparati.</text:p>
      <text:p text:style-name="P1"/>
      <text:p text:style-name="P1"><text:span text:style-name="T1">7. Un oggetto riparato è un bell’oggetto. </text:span>Ogni riparazione, fatta con abilità o improvvisata, racconta una storia.</text:p>
      <text:p text:style-name="P1"/>
      <text:p text:style-name="P1"><text:span text:style-name="T1">8. Se hai un’idea, comincia in piccolo e falla bene.</text:span> Se è buona, crescerà .</text:p>
      <text:p text:style-name="P1"/>
      <text:p text:style-name="P1"><text:span text:style-name="T1">9. Coltiva la tua curiosità.</text:span> Continua a provare cose che non hai mai provato prima. Fa bene al tuo cervello e alla tua anima. Non aver paura di non riuscire – questo rende il successo ancora più dolce.</text:p>
      <text:p text:style-name="P1"/>
      <text:p text:style-name="P1"><text:span text:style-name="T1">10. La gente è infinitamente varia. Anche le cose dovrebbero esserlo.</text:span> Tutto si può migliorare o personalizzare.</text:p>
      <text:p text:style-name="P1"/>
      <text:p text:style-name="P1"><text:span text:style-name="T1">11. L’usa e getta è una scelta, non una caratteristica fisica.</text:span> La plastica non è il male, ma siamo noi che la usiamo nel modo sbagliato . Trattiamola con rispetto.</text:p>
      <text:p text:style-name="P1"/>
      <text:p text:style-name="P1"><text:span text:style-name="T1">12. Condividi le tue idee, il tuo entusiasmo e le tue competenze.</text:span> Se hai trovato la gioia del riparare, trasmettila. E’ un dono per la vita.</text:p>
      <text:p text:style-name="Standard"/>
      <text:p text:style-name="Standard">Dagli inventori di [sugru](https://sugru.com).</text:p>
      <text:p text:style-name="Standard">Ispirato dal manifesto del riparatore di [Platform 21](http://www.platform21.nl), [ifixit](http://www.ifixit.com/), [Holstee](http://shop.holstee.com/pages/about), e dal manifesto sul culto del fare [Cult of Done](http://www.brepettis.com/blog/2009/3/3/the-cult-of-done-manifesto.htm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11:52:23</meta:creation-date>
    <meta:editing-duration>P0D</meta:editing-duration>
    <meta:editing-cycles>1</meta:editing-cycles>
    <meta:generator>OpenOffice.org/3.4.1$Unix OpenOffice.org_project/341m1$Build-9593</meta:generator>
    <meta:document-statistic meta:table-count="0" meta:image-count="0" meta:object-count="0" meta:page-count="1" meta:paragraph-count="15" meta:word-count="307" meta:character-count="2026"/>
  </office:meta>
</office:document-meta>
</file>